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style:font-name="Courier 10 Pitch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Text_20_body">
      <style:text-properties style:font-name="Courier 10 Pitc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innamon Server VM einrichten</text:h>
      <text:p text:style-name="Text_20_body">Stand: v0.6.3 von Cinnamon Server.</text:p>
      <text:h text:style-name="Heading_20_2" text:outline-level="2">Installation des Betriebssystems</text:h>
      <text:list xml:id="list1100648547" text:style-name="L1">
        <text:list-item>
          <text:p text:style-name="P1">Ubuntu 9.04 Server ISO-Image herunterladen</text:p>
        </text:list-item>
        <text:list-item>
          <text:p text:style-name="P1">VM erstellen mit 2 Prozessoren, 768 MByte RAM</text:p>
        </text:list-item>
        <text:list-item>
          <text:p text:style-name="P1">Bei der Installation des OS: F4 drücken, um die einfache Server-Variante auszuwählen.</text:p>
        </text:list-item>
        <text:list-item>
          <text:p text:style-name="P1">Automatische Updates aktivieren</text:p>
        </text:list-item>
        <text:list-item>
          <text:p text:style-name="P1">Als Server-Pakete installieren:</text:p>
          <text:list>
            <text:list-item>
              <text:p text:style-name="P1">Tomcat/Java</text:p>
            </text:list-item>
            <text:list-item>
              <text:p text:style-name="P1">OpenSSH (erleichtert Wartung)</text:p>
            </text:list-item>
            <text:list-item>
              <text:p text:style-name="P1">PostgreSQL</text:p>
            </text:list-item>
          </text:list>
        </text:list-item>
        <text:list-item>
          <text:p text:style-name="P1">User: cinnamon / Passwort: cinnamon</text:p>
        </text:list-item>
      </text:list>
      <text:p text:style-name="Standard"/>
      <text:h text:style-name="Heading_20_2" text:outline-level="2">Installation von Cinnamon</text:h>
      <text:p text:style-name="P3"/>
      <text:p text:style-name="P3">sudo /etc/init.d/tomcat6 stop</text:p>
      <text:p text:style-name="Standard">(Damit der Tomcat nicht zur beginnt, die WAR-Dateien auszupacken und zu starten, bevor die Konfiguration fertig ist).</text:p>
      <text:p text:style-name="Standard"/>
      <text:p text:style-name="Standard">Folgende Dateien werden benötigt und sollten per SSH in die VM kopiert und dem System entsprechend angepasst werden</text:p>
      <text:list xml:id="list1688237835" text:style-name="L2">
        <text:list-item>
          <text:p text:style-name="P2">cinnamon.war nach /var/lib/tomcat6/webapps kopieren</text:p>
        </text:list-item>
        <text:list-item>
          <text:p text:style-name="P2">cinnamon_config.xml (Konfiguration von Cinnamon) nach /home/cinnamon</text:p>
        </text:list-item>
        <text:list-item>
          <text:p text:style-name="P2">lucene.properties (Parameter für Lucene-Suche) nach /home/cinnamon</text:p>
        </text:list-item>
        <text:list-item>
          <text:p text:style-name="P2">demo_database.sql (ein Dump einer cmn_test)</text:p>
        </text:list-item>
        <text:list-item>
          <text:p text:style-name="P2">logback.xml (Konfiguration der Loggingeinstellungen) nach /home/cinnamon</text:p>
        </text:list-item>
      </text:list>
      <text:p text:style-name="Standard"/>
      <text:p text:style-name="Standard">Die Umgebungsvariable CINNAMON_HOME_DIR muß gesetzt werden. In diesem Fall auf:</text:p>
      <text:p text:style-name="Standard">/home/cinnamon/</text:p>
      <text:p text:style-name="Standard"/>
      <text:p text:style-name="Standard">Nach login als User cinnamon:</text:p>
      <text:p text:style-name="P3">cd $CINNAMON_HOME_DIR</text:p>
      <text:p text:style-name="P3">mkdir cinnamon-data</text:p>
      <text:p text:style-name="P3">chmod 0777 cinnamon-data</text:p>
      <text:p text:style-name="P3">mkdir cinnamon-system</text:p>
      <text:p text:style-name="P3">mkdir cinnamon-system/global</text:p>
      <text:p text:style-name="P3">mkdir cinnamon-system/global/log</text:p>
      <text:p text:style-name="P3">mkdir cinnamon-system/index</text:p>
      <text:p text:style-name="P3">chmod -R 0777 cinnamon-system</text:p>
      <text:h text:style-name="Heading_20_3" text:outline-level="3">Tomcat konfigurieren</text:h>
      <text:p text:style-name="Standard">In die /etc/tomcat6/policy.d/03catalina.policy am Ende einfügen, um die </text:p>
      <text:p text:style-name="P3">grant {</text:p>
      <text:p text:style-name="P3"><text:s text:c="6"/>permission java.security.AllPermission;</text:p>
      <text:p text:style-name="P3">};</text:p>
      <text:p text:style-name="Standard"/>
      <text:p text:style-name="Standard"><text:soft-page-break/>Tomcat braucht die Umgebungsvariable CINNAMON_HOME_DIR auch. Bis jetzt habe ich dafür nur den Weg gefunden, das in /etc/init.d/tomcat6 nach den Anfangskommentaren per </text:p>
      <text:p text:style-name="P3">export CINNAMON_HOME_DIR=/home/cinnamon</text:p>
      <text:p text:style-name="Standard">zu setzen.</text:p>
      <text:h text:style-name="Heading_20_3" text:outline-level="3">Installation / Konfiguration der Datenbank</text:h>
      <text:p text:style-name="Text_20_body">Download des JDBC-Treibers:</text:p>
      <text:p text:style-name="P5">sudo apt-get install wget</text:p>
      <text:p text:style-name="P5">cd /usr/share/tomcat6/lib</text:p>
      <text:p text:style-name="P5">sudo wget http://jdbc.postgresql.org/download/postgresql-8.4-701.jdbc4.jar</text:p>
      <text:p text:style-name="Text_20_body">(oder eine neuere Version)</text:p>
      <text:p text:style-name="Text_20_body">Rolle des Postgresql-Users übernehmen:</text:p>
      <text:p text:style-name="P3">sudo su postgres</text:p>
      <text:p text:style-name="P3">psql</text:p>
      <text:p text:style-name="Standard"/>
      <text:p text:style-name="Standard">In Postgresql einen User cinnamon mit Passwort cinnamon erstellen:</text:p>
      <text:p text:style-name="P3">create user cinnamon with password 'cinnamon';</text:p>
      <text:p text:style-name="Standard"><text:s/></text:p>
      <text:p text:style-name="Standard">Und eine Datenbank:</text:p>
      <text:p text:style-name="P3">create database cmn_test with owner cinnamon;</text:p>
      <text:p text:style-name="P3"/>
      <text:p text:style-name="Standard">Danach das database-script ausführen:</text:p>
      <text:p text:style-name="P3">psql -f demo_database.sql </text:p>
      <text:p text:style-name="P3">exit</text:p>
      <text:p text:style-name="P3"/>
      <text:p text:style-name="P3"/>
      <text:p text:style-name="P4">In der config-Datei den PostgreSQL-Server konfigurieren:</text:p>
      <text:p text:style-name="P4"/>
      <text:p text:style-name="P4">Dandelion installieren</text:p>
      <text:p text:style-name="P4">Dandelion-config.groovy nach CINNAMON_HOME_DIR kopieren und anpassen.</text:p>
      <text:p text:style-name="P4">dandelion.properties an den gleichen Ort kopieren.</text:p>
      <text:p text:style-name="P4">dandelion.war nach /var/lib/tomcat6/webapps kopieren</text:p>
      <text:p text:style-name="P4"/>
      <text:p text:style-name="P3">sudo /etc/init.d/tomcat6 restart</text:p>
      <text:p text:style-name="P4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3:03:20</meta:creation-date>
    <dc:date>2009-12-10T19:33:46</dc:date>
    <meta:editing-duration>PT06H30M28S</meta:editing-duration>
    <meta:editing-cycles>8</meta:editing-cycles>
    <meta:generator>OpenOffice.org/3.1$Unix OpenOffice.org_project/310m19$Build-9420</meta:generator>
    <meta:document-statistic meta:table-count="0" meta:image-count="0" meta:object-count="0" meta:page-count="2" meta:paragraph-count="64" meta:word-count="300" meta:character-count="2512"/>
  </office:meta>
</office:document-meta>
</file>